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6a300"/>
    </style:style>
    <style:style style:name="P2" style:family="paragraph" style:parent-style-name="Text_20_body">
      <style:text-properties officeooo:paragraph-rsid="0010095b"/>
    </style:style>
    <style:style style:name="P3" style:family="paragraph" style:parent-style-name="Text_20_body">
      <style:text-properties officeooo:rsid="0011eb59" officeooo:paragraph-rsid="0011eb59"/>
    </style:style>
    <style:style style:name="P4" style:family="paragraph" style:parent-style-name="Text_20_body">
      <style:text-properties officeooo:rsid="001280cb" officeooo:paragraph-rsid="001280cb"/>
    </style:style>
    <style:style style:name="P5" style:family="paragraph" style:parent-style-name="Text_20_body">
      <style:text-properties officeooo:paragraph-rsid="00160305"/>
    </style:style>
    <style:style style:name="P6" style:family="paragraph" style:parent-style-name="Text_20_body">
      <style:text-properties officeooo:rsid="001c5071" officeooo:paragraph-rsid="001c5071"/>
    </style:style>
    <style:style style:name="P7" style:family="paragraph" style:parent-style-name="Text_20_body">
      <style:text-properties officeooo:rsid="0020a563" officeooo:paragraph-rsid="0020a563"/>
    </style:style>
    <style:style style:name="P8" style:family="paragraph" style:parent-style-name="Text_20_body">
      <style:text-properties officeooo:paragraph-rsid="0021e29a"/>
    </style:style>
    <style:style style:name="P9" style:family="paragraph" style:parent-style-name="Text_20_body">
      <style:text-properties officeooo:rsid="002329b3" officeooo:paragraph-rsid="002329b3"/>
    </style:style>
    <style:style style:name="P10" style:family="paragraph" style:parent-style-name="Text_20_body">
      <style:text-properties officeooo:rsid="0025f032" officeooo:paragraph-rsid="0025f032"/>
    </style:style>
    <style:style style:name="P11" style:family="paragraph" style:parent-style-name="Text_20_body">
      <style:text-properties officeooo:rsid="002b7e87" officeooo:paragraph-rsid="002b7e87"/>
    </style:style>
    <style:style style:name="P12" style:family="paragraph" style:parent-style-name="Text_20_body">
      <style:text-properties officeooo:rsid="0031ec5d" officeooo:paragraph-rsid="0031ec5d"/>
    </style:style>
    <style:style style:name="P13" style:family="paragraph" style:parent-style-name="Text_20_body">
      <style:text-properties officeooo:rsid="0037e4f2" officeooo:paragraph-rsid="0037e4f2"/>
    </style:style>
    <style:style style:name="P14" style:family="paragraph" style:parent-style-name="Heading_20_4">
      <style:text-properties officeooo:rsid="001c5071" officeooo:paragraph-rsid="001c5071"/>
    </style:style>
    <style:style style:name="P15" style:family="paragraph" style:parent-style-name="Standard" style:list-style-name="L3">
      <style:text-properties officeooo:paragraph-rsid="0016a300"/>
    </style:style>
    <style:style style:name="P16" style:family="paragraph" style:parent-style-name="Heading_20_1">
      <style:paragraph-properties fo:text-align="center" style:justify-single-word="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text-properties officeooo:paragraph-rsid="0016a300"/>
    </style:style>
    <style:style style:name="P21" style:family="paragraph" style:parent-style-name="Text_20_body" style:list-style-name="L3">
      <style:text-properties officeooo:rsid="0037e4f2" officeooo:paragraph-rsid="0037e4f2"/>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officeooo:paragraph-rsid="001af855"/>
    </style:style>
    <style:style style:name="P25" style:family="paragraph" style:parent-style-name="Text_20_body" style:list-style-name="L5">
      <style:text-properties officeooo:rsid="001a0101" officeooo:paragraph-rsid="001af855"/>
    </style:style>
    <style:style style:name="P26" style:family="paragraph" style:parent-style-name="Text_20_body" style:list-style-name="L5">
      <style:text-properties officeooo:rsid="0027c860" officeooo:paragraph-rsid="0027c860"/>
    </style:style>
    <style:style style:name="P27" style:family="paragraph" style:parent-style-name="Text_20_body" style:list-style-name="L6">
      <style:text-properties officeooo:rsid="001c5071" officeooo:paragraph-rsid="001c5071"/>
    </style:style>
    <style:style style:name="P28" style:family="paragraph" style:parent-style-name="Text_20_body" style:list-style-name="L6">
      <style:text-properties officeooo:rsid="002b7e87" officeooo:paragraph-rsid="002b7e87"/>
    </style:style>
    <style:style style:name="P29" style:family="paragraph" style:parent-style-name="Text_20_body" style:list-style-name="L6">
      <style:text-properties officeooo:rsid="002f894a" officeooo:paragraph-rsid="002f894a"/>
    </style:style>
    <style:style style:name="P30" style:family="paragraph" style:parent-style-name="Text_20_body" style:list-style-name="L7"/>
    <style:style style:name="P31" style:family="paragraph" style:parent-style-name="Text_20_body" style:list-style-name="L8"/>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Contents_20_5">
      <style:paragraph-properties>
        <style:tab-stops>
          <style:tab-stop style:position="15.002cm" style:type="right" style:leader-style="dotted" style:leader-text="."/>
        </style:tab-stops>
      </style:paragraph-properties>
    </style:style>
    <style:style style:name="P35" style:family="paragraph" style:parent-style-name="Heading_20_5">
      <style:text-properties officeooo:rsid="0020a563" officeooo:paragraph-rsid="0020a563"/>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10095b"/>
    </style:style>
    <style:style style:name="T2" style:family="text">
      <style:text-properties officeooo:rsid="00101e32"/>
    </style:style>
    <style:style style:name="T3" style:family="text">
      <style:text-properties officeooo:rsid="0010a4d3"/>
    </style:style>
    <style:style style:name="T4" style:family="text">
      <style:text-properties fo:font-weight="bold" style:font-weight-asian="bold" style:font-weight-complex="bold"/>
    </style:style>
    <style:style style:name="T5" style:family="text">
      <style:text-properties fo:font-weight="bold" officeooo:rsid="00243bb7" style:font-weight-asian="bold" style:font-weight-complex="bold"/>
    </style:style>
    <style:style style:name="T6" style:family="text">
      <style:text-properties officeooo:rsid="00160305"/>
    </style:style>
    <style:style style:name="T7" style:family="text">
      <style:text-properties officeooo:rsid="0016a300"/>
    </style:style>
    <style:style style:name="T8" style:family="text">
      <style:text-properties officeooo:rsid="0018698b"/>
    </style:style>
    <style:style style:name="T9" style:family="text">
      <style:text-properties officeooo:rsid="00188c09"/>
    </style:style>
    <style:style style:name="T10" style:family="text">
      <style:text-properties officeooo:rsid="001af855"/>
    </style:style>
    <style:style style:name="T11" style:family="text">
      <style:text-properties officeooo:rsid="001c45d1"/>
    </style:style>
    <style:style style:name="T12" style:family="text">
      <style:text-properties officeooo:rsid="001dc6c0"/>
    </style:style>
    <style:style style:name="T13" style:family="text">
      <style:text-properties officeooo:rsid="001f4bbf"/>
    </style:style>
    <style:style style:name="T14" style:family="text">
      <style:text-properties officeooo:rsid="0021e29a"/>
    </style:style>
    <style:style style:name="T15" style:family="text">
      <style:text-properties officeooo:rsid="00243bb7"/>
    </style:style>
    <style:style style:name="T16" style:family="text">
      <style:text-properties officeooo:rsid="0026c3cf"/>
    </style:style>
    <style:style style:name="T17" style:family="text">
      <style:text-properties officeooo:rsid="0029b110"/>
    </style:style>
    <style:style style:name="T18" style:family="text">
      <style:text-properties officeooo:rsid="002b7e87"/>
    </style:style>
    <style:style style:name="T19" style:family="text">
      <style:text-properties officeooo:rsid="0037e4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934_1266146281"/>Desti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934_1266146281" text:style-name="Internet_20_link" text:visited-style-name="Internet_20_link">Destin</text:a><text:tab/>1</text:p>
          <text:p text:style-name="P37"><text:a xlink:type="simple" xlink:href="#__RefHeading__1461_769659882" text:style-name="Internet_20_link" text:visited-style-name="Internet_20_link">I Présentation générale</text:a><text:tab/>2</text:p>
          <text:p text:style-name="P32"><text:a xlink:type="simple" xlink:href="#__RefHeading__241_896297667" text:style-name="Internet_20_link" text:visited-style-name="Internet_20_link">A Résumé</text:a><text:tab/>2</text:p>
          <text:p text:style-name="P32"><text:a xlink:type="simple" xlink:href="#__RefHeading__243_896297667" text:style-name="Internet_20_link" text:visited-style-name="Internet_20_link">B Système général et concepts</text:a><text:tab/>2</text:p>
          <text:p text:style-name="P33"><text:a xlink:type="simple" xlink:href="#__RefHeading__245_896297667" text:style-name="Internet_20_link" text:visited-style-name="Internet_20_link">1 Personnages</text:a><text:tab/>2</text:p>
          <text:p text:style-name="P33"><text:a xlink:type="simple" xlink:href="#__RefHeading___Toc706_2107091675" text:style-name="Internet_20_link" text:visited-style-name="Internet_20_link">2 Évènements</text:a><text:tab/>2</text:p>
          <text:p text:style-name="P37"><text:a xlink:type="simple" xlink:href="#__RefHeading__1044_1266146281" text:style-name="Internet_20_link" text:visited-style-name="Internet_20_link">II Personnage</text:a><text:tab/>2</text:p>
          <text:p text:style-name="P32"><text:a xlink:type="simple" xlink:href="#__RefHeading__1198_1266146281" text:style-name="Internet_20_link" text:visited-style-name="Internet_20_link">A Caractéristiques et abbréviations</text:a><text:tab/>2</text:p>
          <text:p text:style-name="P33"><text:a xlink:type="simple" xlink:href="#__RefHeading__247_896297667" text:style-name="Internet_20_link" text:visited-style-name="Internet_20_link">1 Systèmes d'assignation de caractéristiques</text:a><text:tab/>3</text:p>
          <text:p text:style-name="P34"><text:a xlink:type="simple" xlink:href="#__RefHeading__249_896297667" text:style-name="Internet_20_link" text:visited-style-name="Internet_20_link">i Obligatoires</text:a><text:tab/>3</text:p>
          <text:p text:style-name="P34"><text:a xlink:type="simple" xlink:href="#__RefHeading__251_896297667" text:style-name="Internet_20_link" text:visited-style-name="Internet_20_link">ii Implicites</text:a><text:tab/>3</text:p>
          <text:p text:style-name="P34"><text:a xlink:type="simple" xlink:href="#__RefHeading__253_896297667" text:style-name="Internet_20_link" text:visited-style-name="Internet_20_link">iii Conditionnelles légères</text:a><text:tab/>3</text:p>
          <text:p text:style-name="P34"><text:a xlink:type="simple" xlink:href="#__RefHeading__255_896297667" text:style-name="Internet_20_link" text:visited-style-name="Internet_20_link">iv Conditionnelles univers</text:a><text:tab/>3</text:p>
          <text:p text:style-name="P33"><text:a xlink:type="simple" xlink:href="#__RefHeading__257_896297667" text:style-name="Internet_20_link" text:visited-style-name="Internet_20_link">2 Formats de caractéristiques</text:a><text:tab/>3</text:p>
          <text:p text:style-name="P34"><text:a xlink:type="simple" xlink:href="#__RefHeading__259_896297667" text:style-name="Internet_20_link" text:visited-style-name="Internet_20_link">i Curseurs</text:a><text:tab/>3</text:p>
          <text:p text:style-name="P34"><text:a xlink:type="simple" xlink:href="#__RefHeading___Toc991_309592274" text:style-name="Internet_20_link" text:visited-style-name="Internet_20_link">ii Curseurs flottants</text:a><text:tab/>4</text:p>
          <text:p text:style-name="P34"><text:a xlink:type="simple" xlink:href="#__RefHeading__261_896297667" text:style-name="Internet_20_link" text:visited-style-name="Internet_20_link">iii Numérique</text:a><text:tab/>4</text:p>
          <text:p text:style-name="P34"><text:a xlink:type="simple" xlink:href="#__RefHeading__263_896297667" text:style-name="Internet_20_link" text:visited-style-name="Internet_20_link">iv Texte</text:a><text:tab/>4</text:p>
          <text:p text:style-name="P33"><text:a xlink:type="simple" xlink:href="#__RefHeading__265_896297667" text:style-name="Internet_20_link" text:visited-style-name="Internet_20_link">3 Valeurs membres</text:a><text:tab/>4</text:p>
          <text:p text:style-name="P33"><text:a xlink:type="simple" xlink:href="#__RefHeading__269_896297667" text:style-name="Internet_20_link" text:visited-style-name="Internet_20_link">4 Les natures de caractéristiques</text:a><text:tab/>4</text:p>
          <text:p text:style-name="P34"><text:a xlink:type="simple" xlink:href="#__RefHeading__271_896297667" text:style-name="Internet_20_link" text:visited-style-name="Internet_20_link">i Relations avec des personnages</text:a><text:tab/>5</text:p>
          <text:p text:style-name="P34"><text:a xlink:type="simple" xlink:href="#__RefHeading__273_896297667" text:style-name="Internet_20_link" text:visited-style-name="Internet_20_link">ii Socio-économiques</text:a><text:tab/>5</text:p>
          <text:p text:style-name="P34"><text:a xlink:type="simple" xlink:href="#__RefHeading__275_896297667" text:style-name="Internet_20_link" text:visited-style-name="Internet_20_link">iii Personnalité</text:a><text:tab/>5</text:p>
          <text:p text:style-name="P34"><text:a xlink:type="simple" xlink:href="#__RefHeading__277_896297667" text:style-name="Internet_20_link" text:visited-style-name="Internet_20_link">iv Physique</text:a><text:tab/>5</text:p>
          <text:p text:style-name="P34"><text:a xlink:type="simple" xlink:href="#__RefHeading__279_896297667" text:style-name="Internet_20_link" text:visited-style-name="Internet_20_link">v État d'esprit et de corps</text:a><text:tab/>5</text:p>
          <text:p text:style-name="P32"><text:a xlink:type="simple" xlink:href="#__RefHeading__267_896297667" text:style-name="Internet_20_link" text:visited-style-name="Internet_20_link">B Génération d'un personnage</text:a><text:tab/>6</text:p>
          <text:p text:style-name="P37"><text:a xlink:type="simple" xlink:href="#__RefHeading__1046_1266146281" text:style-name="Internet_20_link" text:visited-style-name="Internet_20_link">III La vie</text:a><text:tab/>6</text:p>
          <text:p text:style-name="P32"><text:a xlink:type="simple" xlink:href="#__RefHeading__281_896297667" text:style-name="Internet_20_link" text:visited-style-name="Internet_20_link">A Les évènements</text:a><text:tab/>6</text:p>
          <text:p text:style-name="P33"><text:a xlink:type="simple" xlink:href="#__RefHeading__283_896297667" text:style-name="Internet_20_link" text:visited-style-name="Internet_20_link">1 Un système de déclenchement</text:a><text:tab/>6</text:p>
          <text:p text:style-name="P34"><text:a xlink:type="simple" xlink:href="#__RefHeading__285_896297667" text:style-name="Internet_20_link" text:visited-style-name="Internet_20_link">i Les conditions</text:a><text:tab/>6</text:p>
          <text:p text:style-name="P34"><text:a xlink:type="simple" xlink:href="#__RefHeading__287_896297667" text:style-name="Internet_20_link" text:visited-style-name="Internet_20_link">ii Les modificateurs de probabilité</text:a><text:tab/>7</text:p>
          <text:p text:style-name="P33"><text:a xlink:type="simple" xlink:href="#__RefHeading___Toc993_309592274" text:style-name="Internet_20_link" text:visited-style-name="Internet_20_link">2 Les embranchements</text:a><text:tab/>7</text:p>
          <text:p text:style-name="P34"><text:a xlink:type="simple" xlink:href="#__RefHeading__289_896297667" text:style-name="Internet_20_link" text:visited-style-name="Internet_20_link">i Effets</text:a><text:tab/>8</text:p>
          <text:p text:style-name="P34"><text:a xlink:type="simple" xlink:href="#__RefHeading___Toc995_309592274" text:style-name="Internet_20_link" text:visited-style-name="Internet_20_link">ii Choix</text:a><text:tab/>8</text:p>
          <text:p text:style-name="P34"><text:a xlink:type="simple" xlink:href="#__RefHeading___Toc997_309592274" text:style-name="Internet_20_link" text:visited-style-name="Internet_20_link">iii Test de caractéristique</text:a><text:tab/>8</text:p>
          <text:p text:style-name="P33"><text:a xlink:type="simple" xlink:href="#__RefHeading___Toc999_309592274" text:style-name="Internet_20_link" text:visited-style-name="Internet_20_link">3 Un effet durable</text:a><text:tab/>8</text:p>
          <text:p text:style-name="P33"><text:a xlink:type="simple" xlink:href="#__RefHeading__291_896297667" text:style-name="Internet_20_link" text:visited-style-name="Internet_20_link">4 Un système de fin</text:a><text:tab/>8</text:p>
          <text:p text:style-name="P33"><text:a xlink:type="simple" xlink:href="#__RefHeading__293_896297667" text:style-name="Internet_20_link" text:visited-style-name="Internet_20_link">5 Des chaînes de caractères</text:a><text:tab/>9</text:p>
          <text:p text:style-name="P33"><text:a xlink:type="simple" xlink:href="#__RefHeading___Toc1001_309592274" text:style-name="Internet_20_link" text:visited-style-name="Internet_20_link">6 Distorsion de durée</text:a><text:tab/>9</text:p>
          <text:p text:style-name="P33"><text:a xlink:type="simple" xlink:href="#__RefHeading__295_896297667" text:style-name="Internet_20_link" text:visited-style-name="Internet_20_link">7 Données d'exécution</text:a><text:tab/>9</text:p>
          <text:p text:style-name="P32"><text:a xlink:type="simple" xlink:href="#__RefHeading__297_896297667" text:style-name="Internet_20_link" text:visited-style-name="Internet_20_link">B Déroulement de la vie</text:a><text:tab/>9</text:p>
          <text:p text:style-name="P32"><text:a xlink:type="simple" xlink:href="#__RefHeading__299_896297667" text:style-name="Internet_20_link" text:visited-style-name="Internet_20_link">C Abbréviations</text:a><text:tab/>9</text:p>
          <text:p text:style-name="P37"><text:a xlink:type="simple" xlink:href="#__RefHeading___Toc1003_309592274" text:style-name="Internet_20_link" text:visited-style-name="Internet_20_link">IV Description d'une aventure</text:a><text:tab/>9</text:p>
          <text:p text:style-name="P37"><text:a xlink:type="simple" xlink:href="#__RefHeading__303_896297667" text:style-name="Internet_20_link" text:visited-style-name="Internet_20_link">V Développement technique</text:a><text:tab/>10</text:p>
          <text:p text:style-name="P32"><text:a xlink:type="simple" xlink:href="#__RefHeading__305_896297667" text:style-name="Internet_20_link" text:visited-style-name="Internet_20_link">A Stockage des informations</text:a><text:tab/>10</text:p>
          <text:p text:style-name="P33"><text:a xlink:type="simple" xlink:href="#__RefHeading___Toc722_2107091675" text:style-name="Internet_20_link" text:visited-style-name="Internet_20_link">1 Création d'éléments</text:a><text:tab/>10</text:p>
          <text:p text:style-name="P37"><text:a xlink:type="simple" xlink:href="#__RefHeading__307_896297667" text:style-name="Internet_20_link" text:visited-style-name="Internet_20_link">VI Graphisme</text:a><text:tab/>10</text:p>
        </text:index-body>
      </text:table-of-content>
      <text:h text:style-name="Heading_20_2" text:outline-level="2"><text:bookmark-start text:name="__RefHeading__1461_769659882"/><text:soft-page-break/>Présentation générale<text:bookmark-end text:name="__RefHeading__1461_769659882"/></text:h>
      <text:h text:style-name="Heading_20_3" text:outline-level="3"><text:bookmark-start text:name="__RefHeading__241_896297667"/>Résumé<text:bookmark-end text:name="__RefHeading__241_896297667"/></text:h>
      <text:p text:style-name="Text_20_body"><text:tab/>C'est une application dont le but est de générer une vie virtuelle et de la dérouler lentement devant les yeux d'un utilisateur. <text:span text:style-name="T1">Régulièrement celui ci aura pour tâche de faire des choix simples entre un choix limités d'options puis le déroulement reprendra.</text:span></text:p>
      <text:p text:style-name="P2"><text:tab/><text:span text:style-name="T1">Dans l'absolu le système sera utilisé pour générer des aventures. Ces aventures seront très proches d'un livre dont on est le héros avec essentiellement des choix et des résolutions par des tests de probabilités montrés ou cachés. La principal différence est que le but ultime du système est une énorme base de données qui contiendra des événements de tous types classés par thèmes et qui pourront apparaître dans diverses aventures liés à ces thèmes. Les aventures créées auraient ainsi de la rejouabilité car même si on suivait une trame générale les événements aléatoires changeraient l'ensemble. D'autre part ce système permettrait la réutilisation d'éléments créés pour une aventure dans une autre aventure.</text:span></text:p>
      <text:p text:style-name="P2"/>
      <text:h text:style-name="Heading_20_3" text:outline-level="3"><text:bookmark-start text:name="__RefHeading__243_896297667"/>Système général et concepts<text:bookmark-end text:name="__RefHeading__243_896297667"/></text:h>
      <text:h text:style-name="Heading_20_4" text:outline-level="4"><text:bookmark-start text:name="__RefHeading__245_896297667"/>Personnages<text:bookmark-end text:name="__RefHeading__245_896297667"/></text:h>
      <text:p text:style-name="Text_20_body"><text:tab/>Le personnage principal est défini par un ensemble énorme de caractéristiques dont seule une minorité sera définie dans ce document. En théorie on pourra ajouter des nouvelles caractéristiques potentielles aux personnages à l'infini, en cherchant dans tous les recoins possibles de l'anatomie et de l'âme, et même dans l'imaginaire. <text:span text:style-name="T2">C'est le créateur d'une aenture qui décidera quelles sont les caractéristiques que son personnage doit avoir et celles qui doivent être affichées. Les événements utilisant des caractéristiques que le personnage ne possèdent pas ne pourront tout simplement pas lui arriver.</text:span></text:p>
      <text:p text:style-name="Text_20_body"><text:tab/>Il n'y a qu'un seul réel type de personnage dans l'application et il s'agit du personnage principal qui est défini par l'utilisateur en début de partie. Si d'autres personnages <text:s/>sont présents ils ne le sont que par rapport à ce personnage principal et donc ne sont modélisés qu'en tant que caractéristiques de ce personnage. Par exemple un mariage génèrera une caractéristique conjoint et des caractéristiques fidélité/conjoint, amour/conjoint etc... Là encore le nombre de caractéristiques générables est infini.</text:p>
      <text:h text:style-name="Heading_20_4" text:outline-level="4"><text:bookmark-start text:name="__RefHeading___Toc706_2107091675"/>Évènements<text:bookmark-end text:name="__RefHeading___Toc706_2107091675"/></text:h>
      <text:p text:style-name="Text_20_body"><text:tab/>Une fois ce personnage créé et le programme de vie démarré tout ce qui arrivera peut être qualifié de suite d'évènements d'effets extrêmement divers et de durée très variable. Une puberté de plusieurs années et un rhume de quelques heures sont tous deux des évènements.</text:p>
      <text:p text:style-name="Text_20_body"/>
      <text:h text:style-name="Heading_20_2" text:outline-level="2"><text:bookmark-start text:name="__RefHeading__1044_1266146281"/>Personnage<text:bookmark-end text:name="__RefHeading__1044_1266146281"/></text:h>
      <text:h text:style-name="Heading_20_3" text:outline-level="3"><text:bookmark-start text:name="__RefHeading__1198_1266146281"/>Caractéristiques et abbréviations<text:bookmark-end text:name="__RefHeading__1198_1266146281"/></text:h>
      <text:p text:style-name="Text_20_body">Les <text:span text:style-name="Class_20_haxe"><text:span text:style-name="T2">C</text:span></text:span><text:span text:style-name="Class_20_haxe">aractéristiques</text:span> d'un personnage sont tout ce qui définit sa nature et qui n'a pas de durée. Tout ce qui a une durée précise ou des conditions de début et de fin définies est un <text:span text:style-name="Class_20_haxe"><text:span text:style-name="T2">É</text:span></text:span><text:span text:style-name="Class_20_haxe">vènement.</text:span> (voir plus loin).</text:p>
      <text:p text:style-name="Text_20_body"><text:soft-page-break/>Les caractéristiques sont d'une énorme quantité de thèmes différents en augmentation sans fin : </text:p>
      <text:list xml:id="list8095461876012882038" text:style-name="L1">
        <text:list-item>
          <text:p text:style-name="P17">moral (courage, honnêteté...)</text:p>
        </text:list-item>
        <text:list-item>
          <text:p text:style-name="P17">Socio économiques</text:p>
        </text:list-item>
        <text:list-item>
          <text:p text:style-name="P17">Physiques (beauté, endurance...)</text:p>
        </text:list-item>
        <text:list-item>
          <text:p text:style-name="P17">Relationnel (Ami fidèle, réputation...)</text:p>
        </text:list-item>
      </text:list>
      <text:p text:style-name="Text_20_body">Les valeurs des caractéristiques peuvent être changées par des <text:span text:style-name="Class_20_haxe"><text:span text:style-name="T3">É</text:span></text:span><text:span text:style-name="Class_20_haxe">vènements</text:span>.</text:p>
      <text:p text:style-name="Text_20_body">Une caractéristique de personnage est abrégée CarP</text:p>
      <text:h text:style-name="Heading_20_4" text:outline-level="4"><text:bookmark-start text:name="__RefHeading__247_896297667"/>Systèmes d'assignation de caractéristiques<text:bookmark-end text:name="__RefHeading__247_896297667"/></text:h>
      <text:h text:style-name="Heading_20_5" text:outline-level="5"><text:bookmark-start text:name="__RefHeading__249_896297667"/>Obligatoires<text:bookmark-end text:name="__RefHeading__249_896297667"/></text:h>
      <text:p text:style-name="Text_20_body">Tous les personnages doivent les avoir de définies à la création. Exemple : sexe, date de naissance...</text:p>
      <text:h text:style-name="Heading_20_5" text:outline-level="5"><text:bookmark-start text:name="__RefHeading__251_896297667"/>Implicites<text:bookmark-end text:name="__RefHeading__251_896297667"/></text:h>
      <text:p text:style-name="Text_20_body">Par défaut tout le monde les a de définies sans qu'elles soient officiellement "créées". Elles apparaissent surtout lors de leur modification. Par exemple "santé du coeur" n'est pas généré à la création du personnage, on considère que par défaut le coeur est en état normal. Mais en cas d'accident ou de problème de santé au coeur cette caractéristique sera générée.</text:p>
      <text:h text:style-name="Heading_20_5" text:outline-level="5"><text:bookmark-start text:name="__RefHeading__253_896297667"/>Conditionnelles légères<text:bookmark-end text:name="__RefHeading__253_896297667"/></text:h>
      <text:p text:style-name="Text_20_body">Ces caractéristiques apparaissent éventuellement mais seulement si le personnage possède une caractéristique à un certain niveau, ou parce qu'un évènement a lieu. Par exemple avoir un conjoint est une caractéristique qui génére une grande quantité de caractéristiques secondaires implicites ou définies.</text:p>
      <text:h text:style-name="Heading_20_5" text:outline-level="5"><text:bookmark-start text:name="__RefHeading__255_896297667"/>Conditionnelles univers<text:bookmark-end text:name="__RefHeading__255_896297667"/></text:h>
      <text:p text:style-name="Text_20_body">Ces caractéristiques n'existent que dans des mondes imaginaires ou des époques très particulières. Exemple : niveau de contamination au virus zombie.</text:p>
      <text:p text:style-name="Text_20_body">À noter qu'une conditionnelles univers peut tout à fait être obligatoire dans un monde ou une époque donnée.</text:p>
      <text:h text:style-name="Heading_20_4" text:outline-level="4"><text:bookmark-start text:name="__RefHeading__257_896297667"/>Formats de caractéristiques<text:bookmark-end text:name="__RefHeading__257_896297667"/></text:h>
      <text:h text:style-name="Heading_20_5" text:outline-level="5"><text:bookmark-start text:name="__RefHeading__259_896297667"/>Curseurs<text:bookmark-end text:name="__RefHeading__259_896297667"/></text:h>
      <text:p text:style-name="Text_20_body">La grande majorité des caractéristiques sont définies sous forme de curseurs pouvant prendre 7 valeurs : </text:p>
      <text:list xml:id="list8377517539266870010" text:style-name="L2">
        <text:list-item>
          <text:p text:style-name="P18">-3 : pas du tout</text:p>
        </text:list-item>
        <text:list-item>
          <text:p text:style-name="P18">-2 : très peu</text:p>
        </text:list-item>
        <text:list-item>
          <text:p text:style-name="P18">-1 : peu</text:p>
        </text:list-item>
        <text:list-item>
          <text:p text:style-name="P18">0 : normal (valeur par défaut de toutes les caractéristiques curseur</text:p>
        </text:list-item>
        <text:list-item>
          <text:p text:style-name="P18">+1 : plus que la moyenne</text:p>
        </text:list-item>
        <text:list-item>
          <text:p text:style-name="P18">+2 : beaucoup</text:p>
        </text:list-item>
        <text:list-item>
          <text:p text:style-name="P18"><text:soft-page-break/>+3 : énormément</text:p>
        </text:list-item>
      </text:list>
      <text:p text:style-name="Text_20_body">Une caractéristique de personnage de type curseur est abrégée CarP_C</text:p>
      <text:h text:style-name="Heading_20_5" text:outline-level="5"><text:bookmark-start text:name="__RefHeading___Toc991_309592274"/>Curseurs flottants<text:bookmark-end text:name="__RefHeading___Toc991_309592274"/></text:h>
      <text:p text:style-name="P4">Beaucoup de valeurs évoluent par petits caps et doivent donc être comptées en flottants même si les caps de -3 à +3 les concernent aussi.</text:p>
      <text:p text:style-name="P4">Par exemple un personnage de classe supérieure qui auraient +1 en caractéristique richesse et qui s'enrichierait juste un peu aurait 1,1. Pas assez pour devenir très richier mais il progresse.</text:p>
      <text:p text:style-name="P4">Une caractéristique de personnage de type curseur flottant est abrégée CarP_CF</text:p>
      <text:h text:style-name="Heading_20_5" text:outline-level="5"><text:bookmark-start text:name="__RefHeading__261_896297667"/>Numérique<text:bookmark-end text:name="__RefHeading__261_896297667"/></text:h>
      <text:p text:style-name="Text_20_body">Utilisé seulement quand le curseur ne convient pas car le nombre de possibilités est bien trop grand. Par exemple pour une date.</text:p>
      <text:p text:style-name="Text_20_body">Une caractéristique de personnage de type nombre est abrégée CarP_NU</text:p>
      <text:h text:style-name="Heading_20_5" text:outline-level="5"><text:bookmark-start text:name="__RefHeading__263_896297667"/>Texte<text:bookmark-end text:name="__RefHeading__263_896297667"/></text:h>
      <text:p text:style-name="Text_20_body">Un champs de texte sera utilisé pour toutes les caractéristiques qui ne sont pas réductibles à un chiffre. En général leur valeur sera à choisir entre une liste de valeur possibles (un type d'enum donc).</text:p>
      <text:p text:style-name="Text_20_body">Par exemple tout ce qui a trait aux lieux (de naissance, de résidence, de voyage) qui certes pourraient être déterminées par latitude longitude mais seront bien plus parlants sous forme de régions et villes.</text:p>
      <text:p text:style-name="Text_20_body">Une caractéristique de personnage de type texte est abrégée CarP_TX</text:p>
      <text:h text:style-name="Heading_20_4" text:outline-level="4"><text:bookmark-start text:name="__RefHeading__265_896297667"/>Valeurs membres<text:bookmark-end text:name="__RefHeading__265_896297667"/></text:h>
      <text:list xml:id="list3020660096623543196" text:style-name="L3">
        <text:list-item>
          <text:p text:style-name="P19">nom</text:p>
        </text:list-item>
        <text:list-item>
          <text:p text:style-name="P19">description</text:p>
        </text:list-item>
        <text:list-item>
          <text:p text:style-name="P19">assignation : système d'assignation dont la valeur peut être Obligatoire, Implicite, Cond, Cond_Univers. Voir plus haut pour les explications.</text:p>
        </text:list-item>
        <text:list-item>
          <text:p text:style-name="P19">Format : type de caractéristique entre Curseur, Numerique, Texte. Cf plus haut</text:p>
        </text:list-item>
        <text:list-item>
          <text:p text:style-name="P19">defaut : valeur que cette carac a par défaut, particulièrement important pour les caracs implicites. Si cette valeur est vide, la valeur par défaut est aléatoire.</text:p>
        </text:list-item>
        <text:list-item>
          <text:p text:style-name="P19">Valeurs_possibles : valeurs que peut prendre la caractéristique. C'est surtout important pour les caracs de format texte, surtout si elles doivent êtres tirées au hasard. C'est inutile pour les caracs de type curseurs dont les valeurs sont toujours entre -3 et +3. Pour les caracs numériques il s'agit alors du minimum et du maximum. Les valeurs sont séparées par des ','.</text:p>
        </text:list-item>
        <text:list-item>
          <text:p text:style-name="P15"/>
        </text:list-item>
      </text:list>
      <text:h text:style-name="Heading_20_4" text:outline-level="4"><text:bookmark-start text:name="__RefHeading__269_896297667"/><text:span text:style-name="T19">Les natures</text:span> <text:span text:style-name="T7">de caractéristiques</text:span><text:bookmark-end text:name="__RefHeading__269_896297667"/></text:h>
      <text:p text:style-name="P13"><text:tab/>Les caractéristiques sont éventuellement associées dans le fichier source à des natures qui les associeront à des effets particuliers. Par exemple Il est important pour résoudre certains effets de savoir quelles caractéristiques sont en fait des personnages alliés du joueur.</text:p>
      <text:p text:style-name="P13"><text:tab/>Ces natures seront nécessaires dans certaines aventures et inutiles dans d'autres. À voir si <text:soft-page-break/>vous voulez les préciser.</text:p>
      <text:h text:style-name="Heading_20_5" text:outline-level="5"><text:bookmark-start text:name="__RefHeading__271_896297667"/>Relation<text:span text:style-name="T19">s avec des personnages</text:span><text:bookmark-end text:name="__RefHeading__271_896297667"/></text:h>
      <text:list xml:id="list171128541230565" text:continue-numbering="true" text:style-name="L3">
        <text:list-item>
          <text:p text:style-name="P20">Parents</text:p>
        </text:list-item>
        <text:list-item>
          <text:p text:style-name="P21">équipiers</text:p>
        </text:list-item>
        <text:list-item>
          <text:p text:style-name="P20">douceur des parents (CarP_C)</text:p>
        </text:list-item>
        <text:list-item>
          <text:p text:style-name="P20">Solidité du couple des parents (CarP_C)</text:p>
        </text:list-item>
        <text:list-item>
          <text:p text:style-name="P20">Ambition du couple des parents pour leur enfant (CarP_C)</text:p>
        </text:list-item>
        <text:list-item>
          <text:p text:style-name="P20">Niveau de culture des parents (CarP_C)</text:p>
        </text:list-item>
        <text:list-item>
          <text:p text:style-name="P20">Conjoint</text:p>
        </text:list-item>
        <text:list-item>
          <text:p text:style-name="P20">fidélité</text:p>
        </text:list-item>
        <text:list-item>
          <text:p text:style-name="P20">fertilité</text:p>
        </text:list-item>
      </text:list>
      <text:h text:style-name="Heading_20_5" text:outline-level="5"><text:bookmark-start text:name="__RefHeading__273_896297667"/>Socio-économiques<text:bookmark-end text:name="__RefHeading__273_896297667"/></text:h>
      <text:list xml:id="list171126600993778" text:continue-numbering="true" text:style-name="L3">
        <text:list-item>
          <text:p text:style-name="P20">Possessions</text:p>
        </text:list-item>
        <text:list-item>
          <text:p text:style-name="P20">revenu (CarP_C)</text:p>
        </text:list-item>
        <text:list-item>
          <text:p text:style-name="P20">patrimoine monétaire (CarP_C)</text:p>
        </text:list-item>
        <text:list-item>
          <text:p text:style-name="P20">patrimoine immobilier (CarP_C)</text:p>
        </text:list-item>
        <text:list-item>
          <text:p text:style-name="P20">Situation sociale</text:p>
        </text:list-item>
        <text:list-item>
          <text:p text:style-name="P20">réputation de la famille (CarP_C)</text:p>
        </text:list-item>
        <text:list-item>
          <text:p text:style-name="P20">titres de noblesse</text:p>
        </text:list-item>
        <text:list-item>
          <text:p text:style-name="P20">célébrité (CarP_C)</text:p>
        </text:list-item>
        <text:list-item>
          <text:p text:style-name="P20">Réputation d'honnêteté</text:p>
        </text:list-item>
        <text:list-item>
          <text:p text:style-name="P20">Croyances</text:p>
        </text:list-item>
        <text:list-item>
          <text:p text:style-name="P20">religion (CarP_Tx)</text:p>
        </text:list-item>
        <text:list-item>
          <text:p text:style-name="P20">niveau de religion (CarP_C)</text:p>
        </text:list-item>
      </text:list>
      <text:h text:style-name="Heading_20_5" text:outline-level="5"><text:bookmark-start text:name="__RefHeading__275_896297667"/>Personnalité<text:bookmark-end text:name="__RefHeading__275_896297667"/></text:h>
      <text:list xml:id="list171126979685675" text:continue-numbering="true" text:style-name="L3">
        <text:list-item>
          <text:p text:style-name="P20"><text:tab/>Patience, ambition, violence, intelligence calculatoire, méchanceté, capacité oratoire, empathie, intelligence poétique, gourmandise, joyeux/mélancolique, cpidité, confiance, aventureux, ouverture d'esprit, optimisme/pessimisme, volonté, honnêteté, envieux, excentricité</text:p>
        </text:list-item>
      </text:list>
      <text:h text:style-name="Heading_20_5" text:outline-level="5"><text:bookmark-start text:name="__RefHeading__277_896297667"/>Physique<text:bookmark-end text:name="__RefHeading__277_896297667"/></text:h>
      <text:list xml:id="list171128427515990" text:continue-numbering="true" text:style-name="L3">
        <text:list-item>
          <text:p text:style-name="P20">taille, couleur cheveux, couleur yeux, beauté, origine ethnique, système immunitaire, homme/femme</text:p>
        </text:list-item>
      </text:list>
      <text:h text:style-name="Heading_20_5" text:outline-level="5"><text:bookmark-start text:name="__RefHeading__279_896297667"/>État d'esprit et de corps<text:bookmark-end text:name="__RefHeading__279_896297667"/></text:h>
      <text:list xml:id="list171128276875461" text:continue-numbering="true" text:style-name="L3">
        <text:list-item>
          <text:p text:style-name="P20">Ennui, </text:p>
        </text:list-item>
        <text:list-item>
          <text:p text:style-name="P20">L'essentiel de ces caractéristiques sont de système implicite :</text:p>
        </text:list-item>
        <text:list-item>
          <text:p text:style-name="P20"><text:soft-page-break/>santé poumons, santé coeur, santé cerveau...</text:p>
        </text:list-item>
      </text:list>
      <text:p text:style-name="P1"/>
      <text:h text:style-name="Heading_20_3" text:outline-level="3"><text:bookmark-start text:name="__RefHeading__267_896297667"/>Génération d'un personnage<text:bookmark-end text:name="__RefHeading__267_896297667"/></text:h>
      <text:p text:style-name="P5"/>
      <text:p text:style-name="Text_20_body">Cela pourra se faire de différentes manières toutes à présenter à terme à l'utilisateur. <text:span text:style-name="T6">Les modes de création ne sont aps forcément tous disponibles pour chaque aventure.</text:span></text:p>
      <text:list xml:id="list112055084905461870" text:style-name="L4">
        <text:list-item>
          <text:p text:style-name="P22">Jouer tout de suite : un personnage aléatoire est lancé<text:span text:style-name="T6">. Si l'aventure le permet d'autre choses peuvent être rendues aléatoires comme son époque de départ.</text:span></text:p>
        </text:list-item>
        <text:list-item>
          <text:p text:style-name="P22">Création simplifiée : permet au joueur de créer un personnage en donnant une valeur aux caractéristiques les plus importantes, voir à une méta caractéristique générale en englobant plusieurs (caractéristique de richesse en général par exemple).</text:p>
        </text:list-item>
        <text:list-item>
          <text:p text:style-name="P22">Création détaillée : le joueur peut changer absolument toutes les caractéristiques du personnage dans un énorme formulaire détaillé. Essayer tout de même de mettre en avant les caractéristiques les plus importantes.</text:p>
        </text:list-item>
        <text:list-item>
          <text:p text:style-name="P22">Modèle : on choisit un personnage parmi des modèles <text:span text:style-name="T6">de base proposés pour l'aventure </text:span>et soit on lance le jeu soit on passe en mode création détaillée pour le modifier. Exemples de modèles : chevalier français du moyen-âge, mendiant allemand du XIXème siècle.</text:p>
        </text:list-item>
      </text:list>
      <text:p text:style-name="Text_20_body">Dans la création simplifiée comme dans la création détaillée les caractéristiques ont une valeur tirée au hasard mais probablement pas dans un aléatoire pur. Par exemple pour un curseur on pourrait imaginer qu'il y a 5% de chance que le curseur soit dans les positions extrêmes de -3 et +3. Mais que les autres valeurs auraient un plus grand pourcentage de chance d'être générées.</text:p>
      <text:p text:style-name="P5">Quoiqu'il <text:span text:style-name="T6">en</text:span> soit seules les caractéristiques de type obligatoire sont définies à la création d'un personnage.</text:p>
      <text:p text:style-name="P5"/>
      <text:p text:style-name="P5"/>
      <text:h text:style-name="Heading_20_2" text:outline-level="2"><text:bookmark-start text:name="__RefHeading__1046_1266146281"/>La vie<text:bookmark-end text:name="__RefHeading__1046_1266146281"/></text:h>
      <text:h text:style-name="Heading_20_3" text:outline-level="3"><text:bookmark-start text:name="__RefHeading__281_896297667"/>Les évènements<text:bookmark-end text:name="__RefHeading__281_896297667"/></text:h>
      <text:p text:style-name="Text_20_body"><text:tab/>Un <text:span text:style-name="Class_20_haxe"><text:span text:style-name="T8">É</text:span></text:span><text:span text:style-name="Class_20_haxe">vènement</text:span> est un<text:span text:style-name="T8">e suite d'</text:span><text:span text:style-name="Class_20_haxe"><text:span text:style-name="T8">Embranchements</text:span></text:span><text:span text:style-name="T8">, c'est à dire d'effets affectant le joueur ou de choix.</text:span> <text:span text:style-name="T8">Un </text:span><text:span text:style-name="Class_20_haxe"><text:span text:style-name="T8">événement</text:span></text:span><text:span text:style-name="T8"> peut</text:span> s'appliquer plus ou moins longtemps à un personnage, <text:span text:style-name="T8">il se termine quand il arrive à son embranchement "Fin de l'événement"</text:span>. Il a de nombreuses caractéristiques qui le définissent : </text:p>
      <text:h text:style-name="Heading_20_4" text:outline-level="4"><text:bookmark-start text:name="__RefHeading__283_896297667"/>Un système de déclenchement<text:bookmark-end text:name="__RefHeading__283_896297667"/></text:h>
      <text:p text:style-name="Text_20_body">Un système de déclenchement est un ensemble de caractéristiques déterminant <text:span text:style-name="T9">qui génère une probabilité permettant de définir si un événemnt se déclenche ou non</text:span>. On appelle <text:span text:style-name="T9">aussi </text:span>cet ensemble un <text:span text:style-name="Class_20_haxe">système conditionnel</text:span>. Elle se compose de conditions et d'un système de probabilité ainsi : </text:p>
      <text:h text:style-name="Heading_20_5" text:outline-level="5"><text:bookmark-start text:name="__RefHeading__285_896297667"/>Les conditions<text:bookmark-end text:name="__RefHeading__285_896297667"/></text:h>
      <text:p text:style-name="Text_20_body"><text:tab/>Un tableau de conditions contient la liste de toutes les conditions indispensables pour qu'un évènement donné se déclenche. <text:s/>Les conditions sont <text:span text:style-name="T9">en fait un ensemble de conditions utilisant des opérateurs ET(&amp;&amp;), OU(||), NON(!).</text:span></text:p>
      <text:p text:style-name="Text_20_body"><text:soft-page-break/></text:p>
      <text:p text:style-name="Text_20_body"><text:tab/>Chaque condition peut aussi être un ensemble de conditions articulées logiquement.</text:p>
      <text:p text:style-name="Text_20_body">Par exemple pour qu'un évènement Evt1 se déclenche il y a les conditions suivantes : </text:p>
      <text:p text:style-name="Text_20_body">CDT1 CDT2 et CDT3</text:p>
      <text:p text:style-name="Text_20_body">Elles doivent toutes être vraies pour que l'évènement se déclenche. Mais CDT1 est en fait CDT4 OU CDT5.</text:p>
      <text:p text:style-name="Text_20_body">Donc au final la condition est un composé de petites conditions diverses et est elle-même unique et est la suivante : </text:p>
      <text:p text:style-name="Text_20_body">(CDT 4 || CDT5 ) &amp;&amp; CDT2 &amp;&amp; CDT3</text:p>
      <text:p text:style-name="Text_20_body"/>
      <text:p text:style-name="Text_20_body">On a <text:span text:style-name="T10">ces</text:span> types de conditions :</text:p>
      <text:list xml:id="list2621479555716440427" text:style-name="L5">
        <text:list-item>
          <text:p text:style-name="P24">test de valeur de caractéristique <text:span text:style-name="T10">avec opérateur de comparasaison</text:span>. <text:span text:style-name="T9">ex : Si richesse &gt; +2</text:span></text:p>
        </text:list-item>
        <text:list-item>
          <text:p text:style-name="P24">test de durée sur un évènement actif. <text:span text:style-name="T10">Exemple : si événement puberté &gt; 0 (=&gt; si événement puberté actif)</text:span></text:p>
        </text:list-item>
        <text:list-item>
          <text:p text:style-name="P25"><text:span text:style-name="T10">test de</text:span> thème. Exemple : si l'aventure s'applique au thème histoire romaine</text:p>
        </text:list-item>
        <text:list-item>
          <text:p text:style-name="P26">test sur la durée de cycle. Par exemple des événements à court terme en pleine bataille (balle dans le bras : cycle &lt;= 1 heure) ne sont pas les mêmes que ceux à long terme qui visent les aventure étalées sur la vie (maladie : cycle &gt;= 1 semaine)</text:p>
        </text:list-item>
        <text:list-item>
          <text:p text:style-name="P23">association logique de deux conditions via &amp;&amp;</text:p>
        </text:list-item>
        <text:list-item>
          <text:p text:style-name="P23">ou via ||</text:p>
        </text:list-item>
      </text:list>
      <text:h text:style-name="Heading_20_5" text:outline-level="5"><text:bookmark-start text:name="__RefHeading__287_896297667"/>Les modificateurs de probabilité<text:bookmark-end text:name="__RefHeading__287_896297667"/></text:h>
      <text:p text:style-name="Text_20_body">Une fois que les conditions sont remplies il faut encore qu'un ensemble donné de probabilités soit testées pour déterminer si un évènement est lancé ou pas.</text:p>
      <text:p text:style-name="Text_20_body">L'évènement en lui-même a une probabilité interne. Mais il y a presque toujours des modificateurs qui l'affecteront.</text:p>
      <text:p text:style-name="Text_20_body">Ces modificateurs sont du même type que les conditions mais avec en plus un chiffre flottant indiquant la modification à appliquer à la probabilité d'arrivée de l'évènement si la condition est rencontrée. </text:p>
      <text:p text:style-name="Text_20_body">Par exemple l'évènement EVT1 a 0,3 de probabilité d'arriver. </text:p>
      <text:p text:style-name="Text_20_body">On considère que ses conditions sont remplies. Les modificateurs sont les suivants : </text:p>
      <text:p text:style-name="Text_20_body">CDT1 -0,2</text:p>
      <text:p text:style-name="Text_20_body">CDT2 0,4</text:p>
      <text:p text:style-name="Text_20_body">À supposer que ces conditions soient toutes les deux remplies on se retrouve avec une probabilité pour lévènement EVT1 de 0,3 – 0,2 + 0,4 = 0,5</text:p>
      <text:p text:style-name="Text_20_body">À noter que les conditions <text:span text:style-name="T11">de modifications de probabilité </text:span>peuvent ici aussi être des ensembles logiques de plusieurs conditions. Il s'agit de la même classe <text:span text:style-name="T11">informatique</text:span>.</text:p>
      <text:h text:style-name="P14" text:outline-level="4"><text:bookmark-start text:name="__RefHeading___Toc993_309592274"/>Les embranchements<text:bookmark-end text:name="__RefHeading___Toc993_309592274"/></text:h>
      <text:p text:style-name="P6">Un événement contient toujours au moins son embranchement de départ mais souvent il en aura plusieurs.</text:p>
      <text:p text:style-name="P6"><text:soft-page-break/>Les embranchements <text:span text:style-name="T18">ont</text:span> plusieurs caractéristiques : </text:p>
      <text:list xml:id="list8906045467814068025" text:style-name="L6">
        <text:list-item>
          <text:p text:style-name="P27">les effets <text:s/>: ils affectent les caractéristiques d'un personnage</text:p>
        </text:list-item>
        <text:list-item>
          <text:p text:style-name="P27">le type : choix, <text:span text:style-name="T18">test de caractéristique</text:span> ou effet pur</text:p>
        </text:list-item>
        <text:list-item>
          <text:p text:style-name="P28">une durée : elle s'ajoute au temps déjà passé par le personnage sur cet événement durant ce cycle. Si le cumul de ces durée dépasse celle du cycle cet embranchement d'événement est mis en attente jusqu'au prochain cycle.</text:p>
        </text:list-item>
        <text:list-item>
          <text:p text:style-name="P29">Ils peuvent avoir des compléments artistiques c'est à dire un changement de l'image actuelle, du fond, un effet sonore, une musique.</text:p>
        </text:list-item>
      </text:list>
      <text:h text:style-name="Heading_20_5" text:outline-level="5"><text:bookmark-start text:name="__RefHeading__289_896297667"/>Effets<text:bookmark-end text:name="__RefHeading__289_896297667"/></text:h>
      <text:p text:style-name="Text_20_body"><text:span text:style-name="T12">Un effet est en fait en fait en général une liste d'e</text:span>ffet<text:span text:style-name="T12">s</text:span> qui peu<text:span text:style-name="T12">ven</text:span>t être : </text:p>
      <text:list xml:id="list7676852627456114189" text:style-name="L7">
        <text:list-item>
          <text:p text:style-name="P30">une modification de caractéristique avec un des signes suivants : [-] [+] ou [SET] et une valeur associée, numérique ou textuelle</text:p>
        </text:list-item>
        <text:list-item>
          <text:p text:style-name="P30">un déclenchement d'évènement</text:p>
        </text:list-item>
        <text:list-item>
          <text:p text:style-name="P30">une fin d'évènement <text:span text:style-name="T13">(celui ci ou un autre)</text:span></text:p>
        </text:list-item>
        <text:list-item>
          <text:p text:style-name="P30">rien à part écrire un texte</text:p>
        </text:list-item>
      </text:list>
      <text:p text:style-name="Text_20_body">Souvent un texte est associé à un effet.</text:p>
      <text:h text:style-name="P35" text:outline-level="5"><text:bookmark-start text:name="__RefHeading___Toc995_309592274"/>Choix<text:bookmark-end text:name="__RefHeading___Toc995_309592274"/></text:h>
      <text:p text:style-name="P7">Une liste de <text:span text:style-name="Class_20_haxe">Décisions</text:span> renvoyant toutes au déclenchement d'un autre embranchement. Le joueur en choisira une qui sera déclecnhée immédiateemnt.</text:p>
      <text:p text:style-name="P7">Ces décisions peuvent être associées à des <text:span text:style-name="Class_20_haxe">systèmes de conditions</text:span> pour être sélectionnables. Si elle ne sont pas sélectionnables elles sont quand même affichées mais grisées et non cliquables (avec une explication de la non sélectionnabilité ?)</text:p>
      <text:p text:style-name="P11">Un système de conditions du même type pourrait être ajouté pour déterminer si ce choix doit même être visible par le joueur. Un choix non visible n'est bien sûr pas sélectionnable.</text:p>
      <text:p text:style-name="P7">Il doit toujours y avoir au moins un choix sans condition.</text:p>
      <text:h text:style-name="Heading_20_5" text:outline-level="5"><text:bookmark-start text:name="__RefHeading___Toc997_309592274"/>Test de caractéristique<text:bookmark-end text:name="__RefHeading___Toc997_309592274"/></text:h>
      <text:p text:style-name="P7">Un test de caractéristique appliqué au personnage qui déclenche un embranchement différent selon son résultat (et un embranchement par défaut si aucun des testés n'est déclenché).</text:p>
      <text:h text:style-name="Heading_20_4" text:outline-level="4"><text:bookmark-start text:name="__RefHeading___Toc999_309592274"/>Un effet durable<text:bookmark-end text:name="__RefHeading___Toc999_309592274"/></text:h>
      <text:p text:style-name="P9">Éventuellement un effet liés à cet événement peut s'affecter à chaque cycle. Par exemple une longue maladie qui affaiblit progressivement le personnage.</text:p>
      <text:h text:style-name="Heading_20_4" text:outline-level="4"><text:bookmark-start text:name="__RefHeading__291_896297667"/>Un système de fin<text:bookmark-end text:name="__RefHeading__291_896297667"/></text:h>
      <text:p text:style-name="Text_20_body">Ce système de fin est en fait un système conditionnel en tout point similaire à celui du déclenchement. Si il est validé l'évènement est aussitôt terminé. Souvent un texte est associé à la fin de cet évènement et est écrit dans le log.</text:p>
      <text:h text:style-name="Heading_20_4" text:outline-level="4"><text:bookmark-start text:name="__RefHeading__293_896297667"/><text:soft-page-break/>Des chaînes de caractères<text:bookmark-end text:name="__RefHeading__293_896297667"/></text:h>
      <text:p text:style-name="Text_20_body">En plus du texte affiché potentiellement lors de l'application d'effets, du texte est aussi affiché au déclenchement d'un évènement, lors de sa fin, et lors de son application en début de cycle si il est actif.</text:p>
      <text:h text:style-name="Heading_20_4" text:outline-level="4"><text:bookmark-start text:name="__RefHeading___Toc1001_309592274"/>Distorsion de durée<text:bookmark-end text:name="__RefHeading___Toc1001_309592274"/></text:h>
      <text:p text:style-name="P10">En théorie les cycles d'une aventure ont une durée précise mais certains événements peuvent changer cette durée de cycle, en général pour permettre plus d'événements sur une plus petite durée et bloquer les gros événements.</text:p>
      <text:p text:style-name="P10">Par exemple une fois qu'un personnage entre dans une bataille on voudrait qu'il puisse assister à plus d'un événement par mois car la bataille est déjà finie. Le cycle passerait donc à une h<text:span text:style-name="T16">e</text:span>ure par exemple. Les événements à cycle long ne seraient donc pas concernés.</text:p>
      <text:h text:style-name="Heading_20_4" text:outline-level="4"><text:bookmark-start text:name="__RefHeading__295_896297667"/>Données d'exécution<text:bookmark-end text:name="__RefHeading__295_896297667"/></text:h>
      <text:p text:style-name="Text_20_body">Une fois qu'un évènement est lancé on doit stocker une série d'information qui seront utile, en particulier le temps de démarrage. Pour calculer la durée de l'évènement qui sera utile lors des conditions.</text:p>
      <text:h text:style-name="Heading_20_3" text:outline-level="3"><text:bookmark-start text:name="__RefHeading__297_896297667"/>Déroulement de la vie<text:bookmark-end text:name="__RefHeading__297_896297667"/></text:h>
      <text:p text:style-name="P8">La vie est divisée en cycles d'un<text:span text:style-name="T14">e durée définie dans l'aventure, par défaut un mois</text:span>.</text:p>
      <text:p text:style-name="Text_20_body">Chaque cycle les choses suivantes se passent : </text:p>
      <text:list xml:id="list1841276245650617636" text:style-name="L8">
        <text:list-item>
          <text:p text:style-name="P31">Tous les évènements actuels liés au personnage sont passés en revue par ordre d'ancienneté. On applique leurs effets, on affiche le texte correspondant. <text:span text:style-name="T14">Quant il y a un choix le système est mis en pause le temps que le joueur sélectionne ce qu'il souhaite. On passe à l'événement suivant si celui en cours se termine ou si le temps cumulé des embranchements dépasse la durée de cycle de l'événement. Dans ce cas cet événement est noté comme actif et arrêté à cet embranchement, il sera repris lors du prochain cycle.</text:span></text:p>
        </text:list-item>
        <text:list-item>
          <text:p text:style-name="P31">Puis, en les reprenant l'un après l'autre, on teste si ils se poursuivent ou si ils se terminent et on affiche éventuellement le texte correspondant.</text:p>
        </text:list-item>
        <text:list-item>
          <text:p text:style-name="P31">Tous les évènements qui peuvent arriver, c'est à dire dont les conditions sont remplies <text:span text:style-name="T14">et qui ne sont pas déjà en cours</text:span>, sont <text:span text:style-name="T14">regroupés dans un tableau</text:span>. <text:span text:style-name="T14">Un d'entre eux est sélectionné aléatoirement au prorata de leur probabilité. Il peut s'agir de l'évenement "rien" dans ce cas rien de nouveau ne se passe durant ce cycle.</text:span></text:p>
        </text:list-item>
      </text:list>
      <text:h text:style-name="Heading_20_3" text:outline-level="3"><text:bookmark-start text:name="__RefHeading__299_896297667"/>Abbréviations<text:bookmark-end text:name="__RefHeading__299_896297667"/></text:h>
      <text:p text:style-name="Text_20_body">Évènement est abrégé EvtD</text:p>
      <text:p text:style-name="Text_20_body">Condition : CDT</text:p>
      <text:p text:style-name="Text_20_body"/>
      <text:h text:style-name="Heading_20_2" text:outline-level="2"><text:bookmark-start text:name="__RefHeading___Toc1003_309592274"/>Description d'une aventure<text:bookmark-end text:name="__RefHeading___Toc1003_309592274"/></text:h>
      <text:p text:style-name="P3">Il y a des caractéristiques d'une aventure qui doivent être dé<text:span text:style-name="T15">fi</text:span>nies clairement à son début donc dans son fichier de description.</text:p>
      <text:p text:style-name="P3"><text:span text:style-name="T5">Durée de cycle</text:span><text:span text:style-name="T4"> de l'aventure :</text:span> c'est à dire quelle durée de temps pour qu'on teste si un nouvel événements a lieu. Par défaut il s'agit d'u<text:span text:style-name="T15">n</text:span> mois <text:span text:style-name="T15">mais toutes les durées sont imaginables.</text:span></text:p>
      <text:p text:style-name="P3"><text:soft-page-break/><text:span text:style-name="T4">Probabilité qu'il n'y ait aucun événement à un temps donné</text:span>. Par défaut <text:span text:style-name="T17">0,5</text:span>.</text:p>
      <text:p text:style-name="P3"><text:span text:style-name="T4">Liste des thèmes</text:span> de l'aventure. Seuls les événements correspondant à ces thèmes sont concernés par l'aventure.</text:p>
      <text:p text:style-name="P3"><text:span text:style-name="T4">Durée d'aventure</text:span> : </text:p>
      <text:p text:style-name="P3">- Courte : elle se termine après que certains événements soient arrivés, en maximum quelques dizaines d'années</text:p>
      <text:p text:style-name="P3">- Vie : basées sur la vie d'un personnage précis</text:p>
      <text:p text:style-name="P3">- Dynastie : quand le personnage principal meurt on joue un autre à sa place, en général un de ses enfants.</text:p>
      <text:p text:style-name="P3"/>
      <text:p text:style-name="Text_20_body"/>
      <text:h text:style-name="Heading_20_2" text:outline-level="2"><text:bookmark-start text:name="__RefHeading__303_896297667"/>Développement technique<text:bookmark-end text:name="__RefHeading__303_896297667"/></text:h>
      <text:p text:style-name="P12">Javascript parce que ça m'entraînera</text:p>
      <text:p text:style-name="Text_20_body">Petit format prévu pour téléphone ?</text:p>
      <text:h text:style-name="Heading_20_3" text:outline-level="3"><text:bookmark-start text:name="__RefHeading__305_896297667"/>Stockage des informations<text:bookmark-end text:name="__RefHeading__305_896297667"/></text:h>
      <text:p text:style-name="Text_20_body">Toutes les infos d'évènements et de caractéristiques sont contenues dans des fichiers XML eux-même présents dans des dossiers les regroupant par thème génériques pour s'y retrouver un minimum. Comme par exemple amour, guerre...</text:p>
      <text:p text:style-name="Text_20_body">Il faut prendre en compte que le système doit être ultra évolutif et donc que créer un nouvel ensemble de caractéristiques et évènements doit être intuitif. Et que les doublons et erreurs doivent être traqués lors de la compilation. (cf les méthodes précompilations de Renaissance).</text:p>
      <text:p text:style-name="Text_20_body">Un système listant toutes les caracs affectées par un évènement et vice versa serait un grand plus.</text:p>
      <text:h text:style-name="Heading_20_4" text:outline-level="4"><text:bookmark-start text:name="__RefHeading___Toc722_2107091675"/>Création d'éléments<text:bookmark-end text:name="__RefHeading___Toc722_2107091675"/></text:h>
      <text:p text:style-name="Text_20_body">Faire une application parallèle de génération d'éléments (caracs et Evt) pourrait être une bonne idée. Elle pourrait utiliser le système de template pour générer du XML.</text:p>
      <text:h text:style-name="Heading_20_2" text:outline-level="2"><text:bookmark-start text:name="__RefHeading__307_896297667"/>Graphisme<text:bookmark-end text:name="__RefHeading__307_896297667"/></text:h>
      <text:p text:style-name="Text_20_body">Très peu d'images.</text:p>
      <text:p text:style-name="Text_20_body">Essayer de rester symbolique, d'associer des effets spéciaux doux et contemplatifs à divers effets et caractéristiques.</text:p>
      <text:p text:style-name="Text_20_body">Réfléchir à si le mythe du fil des moires pourrait avoir une application graphique symbolique intéressante. Par exemple il est abimé dans les moments dangereux, il vibre à l'approche de dangers (il réagit quelques secondes avant que le texte soit affiché et ajoute du susp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Class_20_haxe" style:display-name="Class haxe"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2H52M14S</meta:editing-duration>
    <meta:editing-cycles>403</meta:editing-cycles>
    <meta:generator>LibreOffice/5.0.4.2$Windows_x86 LibreOffice_project/2b9802c1994aa0b7dc6079e128979269cf95bc78</meta:generator>
    <dc:date>2018-05-20T17:11:26.214000000</dc:date>
    <meta:document-statistic meta:table-count="0" meta:image-count="0" meta:object-count="0" meta:page-count="10" meta:paragraph-count="244" meta:word-count="3291" meta:character-count="20098" meta:non-whitespace-character-count="17132"/>
    <meta:user-defined meta:name="Info 1"/>
    <meta:user-defined meta:name="Info 2"/>
    <meta:user-defined meta:name="Info 3"/>
    <meta:user-defined meta:name="Info 4"/>
  </office:meta>
</office:document-meta>
</file>